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u główne:</text:p>
      <text:p text:style-name="Standard">Play – zagraj w grze</text:p>
      <text:p text:style-name="Standard">Mods – modyfikacje</text:p>
      <text:p text:style-name="Standard">Configure external content – zawartość zewnętrzna</text:p>
      <text:p text:style-name="Standard"/>
      <text:p text:style-name="Standard"/>
      <text:p text:style-name="Standard">Menu wyboru gry:</text:p>
      <text:p text:style-name="Standard">New – utwórz świat</text:p>
      <text:p text:style-name="Standard">Play – zagraj</text:p>
      <text:p text:style-name="Standard"/>
      <text:p text:style-name="Standard">W</text:p>
      <text:p text:style-name="Standard">Lewy pas: blok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7T14:00:58.79</meta:creation-date>
    <meta:document-statistic meta:table-count="0" meta:image-count="0" meta:object-count="0" meta:page-count="1" meta:paragraph-count="9" meta:word-count="30" meta:character-count="162"/>
    <dc:date>2020-11-17T16:41:15.88</dc:date>
    <meta:editing-duration>PT2H25M6S</meta:editing-duration>
    <meta:editing-cycles>1</meta:editing-cycles>
    <meta:generator>OpenOffice/4.1.5$Win32 OpenOffice.org_project/415m1$Build-9789</meta:generator>
  </office:meta>
</office:document-meta>
</file>